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79cm" style:rel-column-width="1939*"/>
    </style:style>
    <style:style style:name="TABLE_5f_01.B" style:display-name="TABLE_01.B" style:family="table-column">
      <style:table-column-properties style:column-width="3.364cm" style:rel-column-width="8256*"/>
    </style:style>
    <style:style style:name="TABLE_5f_01.C" style:display-name="TABLE_01.C" style:family="table-column">
      <style:table-column-properties style:column-width="5.689cm" style:rel-column-width="13962*"/>
    </style:style>
    <style:style style:name="TABLE_5f_01.D" style:display-name="TABLE_01.D" style:family="table-column">
      <style:table-column-properties style:column-width="10.186cm" style:rel-column-width="25002*"/>
    </style:style>
    <style:style style:name="TABLE_5f_01.E" style:display-name="TABLE_01.E" style:family="table-column">
      <style:table-column-properties style:column-width="3.307cm" style:rel-column-width="8117*"/>
    </style:style>
    <style:style style:name="TABLE_5f_01.F" style:display-name="TABLE_01.F" style:family="table-column">
      <style:table-column-properties style:column-width="3.366cm" style:rel-column-width="8259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P5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6" style:family="paragraph" style:parent-style-name="Table_20_Contents">
      <style:text-properties fo:font-weight="bold" officeooo:rsid="000b2685" officeooo:paragraph-rsid="000b2685" style:font-weight-asian="bold" style:font-weight-complex="bold"/>
    </style:style>
    <style:style style:name="P7" style:family="paragraph" style:parent-style-name="Table_20_Contents">
      <style:text-properties officeooo:rsid="000e7755" officeooo:paragraph-rsid="000e7755"/>
    </style:style>
    <style:style style:name="P8" style:family="paragraph" style:parent-style-name="Table_20_Contents">
      <style:paragraph-properties fo:text-align="center" style:justify-single-word="false"/>
      <style:text-properties officeooo:rsid="000e7755" officeooo:paragraph-rsid="000e7755"/>
    </style:style>
    <style:style style:name="P9" style:family="paragraph" style:parent-style-name="Table_20_Contents">
      <style:paragraph-properties fo:text-align="center" style:justify-single-word="false"/>
      <style:text-properties officeooo:rsid="00112633" officeooo:paragraph-rsid="00112633"/>
    </style:style>
    <style:style style:name="P10" style:family="paragraph" style:parent-style-name="Table_20_Contents">
      <style:text-properties officeooo:rsid="000c436b" officeooo:paragraph-rsid="000c436b"/>
    </style:style>
    <style:style style:name="P11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2" style:family="paragraph" style:parent-style-name="Table_20_Heading">
      <style:text-properties officeooo:rsid="000e7755" officeooo:paragraph-rsid="000e7755"/>
    </style:style>
    <style:style style:name="P13" style:family="paragraph" style:parent-style-name="Table_20_Heading">
      <style:paragraph-properties fo:text-align="center" style:justify-single-word="false"/>
      <style:text-properties officeooo:rsid="000e7755" officeooo:paragraph-rsid="000e7755"/>
    </style:style>
    <style:style style:name="P14" style:family="paragraph" style:parent-style-name="Table_20_Heading">
      <style:paragraph-properties fo:text-align="center" style:justify-single-word="false"/>
      <style:text-properties officeooo:rsid="00112633" officeooo:paragraph-rsid="00112633"/>
    </style:style>
    <style:style style:name="P15" style:family="paragraph" style:parent-style-name="Table_20_Heading">
      <style:text-properties officeooo:rsid="00149b08" officeooo:paragraph-rsid="00149b08"/>
    </style:style>
    <style:style style:name="P16" style:family="paragraph" style:parent-style-name="Table_20_Heading">
      <style:text-properties officeooo:rsid="000de95c" officeooo:paragraph-rsid="000de95c"/>
    </style:style>
    <style:style style:name="P17" style:family="paragraph" style:parent-style-name="Heading">
      <style:paragraph-properties fo:text-align="center" style:justify-single-word="false"/>
      <style:text-properties officeooo:paragraph-rsid="000b2685"/>
    </style:style>
    <style:style style:name="P18" style:family="paragraph" style:parent-style-name="Table_20_Heading">
      <style:text-properties officeooo:rsid="001826dc" officeooo:paragraph-rsid="001826dc"/>
    </style:style>
    <style:style style:name="P19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2685"/>
    </style:style>
    <style:style style:name="T4" style:family="text">
      <style:text-properties officeooo:rsid="000f6b75"/>
    </style:style>
    <style:style style:name="T5" style:family="text">
      <style:text-properties officeooo:rsid="00149b08"/>
    </style:style>
    <style:style style:name="T6" style:family="text">
      <style:text-properties officeooo:rsid="0015c9ed"/>
    </style:style>
    <style:style style:name="T7" style:family="text">
      <style:text-properties officeooo:rsid="001826dc"/>
    </style:style>
    <style:style style:name="T8" style:family="text">
      <style:text-properties officeooo:rsid="0019d5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9">Приложение № 1</text:p>
      <text:p text:style-name="P2"><text:span text:style-name="T2">к</text:span> <text:span text:style-name="T2">Положению Информационная система банка. </text:span><text:span text:style-name="T3">Каталог ресурсов</text:span><text:span text:style-name="T2">.</text:span></text:p>
      <text:p text:style-name="P17">Информационная система банка. Каталог <text:span text:style-name="T5">Р</text:span><text:span text:style-name="T3">есурсов</text:span>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11">№ п/п</text:p>
          </table:table-cell>
          <table:table-cell table:style-name="TABLE_5f_01.A1" office:value-type="string">
            <text:p text:style-name="P15">Идентификатор</text:p>
          </table:table-cell>
          <table:table-cell table:style-name="TABLE_5f_01.A1" office:value-type="string">
            <text:p text:style-name="P16"><text:span text:style-name="T7">Идентификатор</text:span> <text:span text:style-name="T7">(</text:span>URI<text:span text:style-name="T7">)</text:span></text:p>
            <text:p text:style-name="P18">Местоположение (URL)</text:p>
          </table:table-cell>
          <table:table-cell table:style-name="TABLE_5f_01.A1" office:value-type="string">
            <text:p text:style-name="P12">Права доступа</text:p>
          </table:table-cell>
          <table:table-cell table:style-name="TABLE_5f_01.A1" office:value-type="string">
            <text:p text:style-name="P14">Категория</text:p>
          </table:table-cell>
          <table:table-cell table:style-name="TABLE_5f_01.F1" office:value-type="string">
            <text:p text:style-name="P13">Примечание</text:p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6">[LABEL]</text:p>
          </table:table-cell>
          <table:table-cell table:style-name="TABLE_5f_01.C2" office:value-type="string">
            <text:p text:style-name="P10">[LOCATION] <text:span text:style-name="T8">[ALOCATION]</text:span></text:p>
          </table:table-cell>
          <table:table-cell table:style-name="TABLE_5f_01.D2" office:value-type="string">
            <text:p text:style-name="P7">[ACCESS_READ] / <text:span text:style-name="T4">[ACCESS_WRITE] </text:span>/ [ACCESS_OTHER]</text:p>
          </table:table-cell>
          <table:table-cell table:style-name="TABLE_5f_01.E2" office:value-type="string">
            <text:p text:style-name="P9">[RISK_CATEGORY]</text:p>
          </table:table-cell>
          <table:table-cell table:style-name="TABLE_5f_01.F2" office:value-type="string">
            <text:p text:style-name="P8">[NOTE]</text:p>
          </table:table-cell>
        </table:table-row>
      </table:table>
      <text:p text:style-name="Preformatted_20_Text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0T15:12:11</dc:date>
    <meta:generator>LibreOffice/4.0.2.2$Linux_X86_64 LibreOffice_project/400m0$Build-2</meta:generator>
    <meta:editing-duration>PT5H34M6S</meta:editing-duration>
    <meta:editing-cycles>75</meta:editing-cycles>
    <dc:creator>Роберт Бикмансуров</dc:creator>
    <meta:document-statistic meta:table-count="1" meta:image-count="0" meta:object-count="0" meta:page-count="1" meta:paragraph-count="20" meta:word-count="56" meta:character-count="429" meta:non-whitespace-character-count="394"/>
  </office:meta>
</office:document-meta>
</file>